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c5cb" officeooo:paragraph-rsid="000fc5cb"/>
    </style:style>
    <style:style style:name="P2" style:family="paragraph" style:parent-style-name="Title">
      <style:text-properties officeooo:rsid="000eaa0b" officeooo:paragraph-rsid="000eaa0b"/>
    </style:style>
    <style:style style:name="P3" style:family="paragraph" style:parent-style-name="Subtitle">
      <style:text-properties officeooo:rsid="000fc5cb" officeooo:paragraph-rsid="000fc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NG201 – Space Explorer</text:p>
      <text:p text:style-name="P3">Connor – 41647584<text:line-break/>Jack long lastname I can’t remember – i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04:07.707660935</meta:creation-date>
    <dc:date>2019-05-23T15:25:05.925699007</dc:date>
    <meta:editing-duration>PT38S</meta:editing-duration>
    <meta:editing-cycles>1</meta:editing-cycles>
    <meta:document-statistic meta:table-count="0" meta:image-count="0" meta:object-count="0" meta:page-count="1" meta:paragraph-count="2" meta:word-count="12" meta:character-count="82" meta:non-whitespace-character-count="69"/>
    <meta:generator>LibreOffice/6.0.7.3$Linux_X86_64 LibreOffice_project/00m0$Build-3</meta:generator>
  </office:meta>
</office:document-meta>
</file>